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6.886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5.5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Ba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Neutral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Neutral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Bad_20_1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Bad_20_1" style:data-style-name="N0">
      <style:table-cell-properties style:glyph-orientation-vertical="0" fo:background-color="#ff00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2" style:family="table-cell" style:parent-style-name="Check_20_Cell_20_1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Style</text:p>
          </table:table-cell>
          <table:table-cell table:style-name="ce3" office:value-type="string">
            <text:p>Tested</text:p>
          </table:table-cell>
          <table:table-cell table:style-name="ce1" office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aintable: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Button</text:p>
          </table:table-cell>
          <table:table-cell/>
          <table:table-cell office:value-type="string">
            <text:p>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ichTextArea</text:p>
          </table:table-cell>
          <table:table-cell/>
          <table:table-cell office:value-type="string">
            <text:p>Add text</text:p>
          </table:table-cell>
          <table:table-cell table:style-name="ce5" office:value-type="string">
            <text:p>FAILED, no event recorded</text:p>
          </table:table-cell>
          <table:table-cell office:value-type="string">
            <text:p>Throws LOCATOR_DETECTION_FAILED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ark text -&gt; select formatting</text:p>
          </table:table-cell>
          <table:table-cell table:style-name="ce5" office:value-type="string">
            <text:p>FAILED, select event recorded but not text selecti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ree</text:p>
          </table:table-cell>
          <table:table-cell/>
          <table:table-cell office:value-type="string">
            <text:p>click item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llapse/expan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item (click)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ntext menu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ple select (click)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heckBox</text:p>
          </table:table-cell>
          <table:table-cell/>
          <table:table-cell office:value-type="string">
            <text:p>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ateField</text:p>
          </table:table-cell>
          <table:table-cell office:value-type="string">
            <text:p>Popup</text:p>
          </table:table-cell>
          <table:table-cell office:value-type="string">
            <text:p>Change date in textfiel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Open popup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clicking on button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clicking outside popup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a date in the popup</text:p>
          </table:table-cell>
          <table:table-cell table:style-name="ce6" office:value-type="string">
            <text:p>OK</text:p>
          </table:table-cell>
          <table:table-cell table:style-name="ce12"/>
          <table:table-cell/>
        </table:table-row>
        <table:table-row table:style-name="ro3">
          <table:table-cell table:number-columns-repeated="3"/>
          <table:table-cell office:value-type="string">
            <text:p>Browsing year/month in popup</text:p>
          </table:table-cell>
          <table:table-cell table:style-name="ce6" office:value-type="string">
            <text:p>OK</text:p>
          </table:table-cell>
          <table:table-cell table:style-name="ce12"/>
          <table:table-cell/>
        </table:table-row>
        <table:table-row table:style-name="ro3">
          <table:table-cell table:number-columns-repeated="2"/>
          <table:table-cell office:value-type="string">
            <text:p>Inline/day resolution</text:p>
          </table:table-cell>
          <table:table-cell office:value-type="string">
            <text:p>Select a dat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Browsing year/month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Inline/ms resolution</text:p>
          </table:table-cell>
          <table:table-cell office:value-type="string">
            <text:p>Select a dat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elect hour/minutes/secs/ms/ampm</text:p>
          </table:table-cell>
          <table:table-cell table:style-name="ce7" office:value-type="string">
            <text:p>Works but drop downs stay open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Browsing year/month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omboBox/Select</text:p>
          </table:table-cell>
          <table:table-cell/>
          <table:table-cell office:value-type="string">
            <text:p>Open popup by clicking on ic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item in popup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Writing in filterselect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Selecting from popup using keyboard</text:p>
          </table:table-cell>
          <table:table-cell table:style-name="ce8" office:value-type="string">
            <text:p>Works on Firefox &amp; IE , but fails for Opera &amp; Safari (Opera should work like FF and Safari like IE)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making it lose focus</text:p>
          </table:table-cell>
          <table:table-cell table:style-name="ce8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Enter text as new item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xtField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sswordField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xtArea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Notification</text:p>
          </table:table-cell>
          <table:table-cell/>
          <table:table-cell office:value-type="string">
            <text:p>Click to close</text:p>
          </table:table-cell>
          <table:table-cell table:style-name="ce7" office:value-type="string">
            <text:p>Recorded as xpath and works in a simple case. Unsure when multiple notifications are open.</text:p>
          </table:table-cell>
          <table:table-cell table:style-name="ce2" office:value-type="string">
            <text:p>Autorecords a click to close notification, but will fail if multiple notification open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Click on error notification or its close button to close</text:p>
          </table:table-cell>
          <table:table-cell table:style-name="ce6" office:value-type="string">
            <text:p>OK</text:p>
          </table:table-cell>
          <table:table-cell office:value-type="string">
            <text:p>same as click to close</text:p>
          </table:table-cell>
          <table:table-cell/>
        </table:table-row>
        <table:table-row table:style-name="ro4">
          <table:table-cell/>
          <table:table-cell office:value-type="string">
            <text:p>Embedded</text:p>
          </table:table-cell>
          <table:table-cell/>
          <table:table-cell office:value-type="string">
            <text:p>Click a link in an embedded web browser</text:p>
          </table:table-cell>
          <table:table-cell table:style-name="ce5" office:value-type="string">
            <text:p>FAIL, frame identified by PID that chang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>
            <text:p>TODO more embedded cases</text:p>
          </table:table-cell>
        </table:table-row>
        <table:table-row table:style-name="ro1">
          <table:table-cell/>
          <table:table-cell office:value-type="string">
            <text:p>Label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3">
          <table:table-cell/>
          <table:table-cell office:value-type="string">
            <text:p>Link</text:p>
          </table:table-cell>
          <table:table-cell/>
          <table:table-cell office:value-type="string">
            <text:p>Click on simple lin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ick on link opening a new window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ist/Select</text:p>
          </table:table-cell>
          <table:table-cell/>
          <table:table-cell office:value-type="string">
            <text:p>Selecting item in list by mouse click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from list using arrow keys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by typing first letter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selecting using shift-click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selecting using ctrl-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NativeSelect</text:p>
          </table:table-cell>
          <table:table-cell/>
          <table:table-cell office:value-type="string">
            <text:p>Select using mouse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using keyboar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able</text:p>
          </table:table-cell>
          <table:table-cell/>
          <table:table-cell office:value-type="string">
            <text:p>Select a row/cell using mouse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recorded as click events</text:p>
          </table:table-cell>
        </table:table-row>
        <table:table-row table:style-name="ro3">
          <table:table-cell table:number-columns-repeated="3"/>
          <table:table-cell office:value-type="string">
            <text:p>Context menu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from context menu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ick table headers to sort</text:p>
          </table:table-cell>
          <table:table-cell table:style-name="ce11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 table:number-columns-repeated="3"/>
          <table:table-cell office:value-type="string">
            <text:p>Drag table headers</text:p>
          </table:table-cell>
          <table:table-cell table:style-name="ce11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4">
          <table:table-cell table:number-columns-repeated="3"/>
          <table:table-cell office:value-type="string">
            <text:p>collapse/expand columns</text:p>
          </table:table-cell>
          <table:table-cell table:style-name="ce5" office:value-type="string">
            <text:p>FAIL, recorded as xpath, does not work as IDs change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lumn resize</text:p>
          </table:table-cell>
          <table:table-cell table:style-name="ce11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4">
          <table:table-cell table:number-columns-repeated="3"/>
          <table:table-cell office:value-type="string">
            <text:p>Click on a link in a table column</text:p>
          </table:table-cell>
          <table:table-cell table:style-name="ce5" office:value-type="string">
            <text:p>FAIL, click event recorded but nothing happens at replay</text:p>
          </table:table-cell>
          <table:table-cell office:value-type="string">
            <text:p>should be ok test</text:p>
          </table:table-cell>
          <table:table-cell/>
        </table:table-row>
        <table:table-row table:style-name="ro6">
          <table:table-cell table:number-columns-repeated="3"/>
          <table:table-cell office:value-type="string">
            <text:p>Click/doubleclick on a table cell</text:p>
          </table:table-cell>
          <table:table-cell table:style-name="ce5" office:value-type="string">
            <text:p>FAIL, most of the time no events recorded, sometimes a click event</text:p>
          </table:table-cell>
          <table:table-cell/>
          <table:table-cell office:value-type="string">
            <text:p>Sampler table handling mouse events</text:p>
          </table:table-cell>
        </table:table-row>
        <table:table-row table:style-name="ro3">
          <table:table-cell table:number-columns-repeated="3"/>
          <table:table-cell office:value-type="string">
            <text:p>Scrolling a (lazy-loading) table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playback may in some situations fail, can be fixed by adding extra pause 300 command</text:p>
          </table:table-cell>
        </table:table-row>
        <table:table-row table:style-name="ro1">
          <table:table-cell table:number-columns-repeated="6"/>
          <table:table-cell office:value-type="string">
            <text:p>TODO: editable table, multiselects, …</text:p>
          </table:table-cell>
        </table:table-row>
        <table:table-row table:style-name="ro3">
          <table:table-cell/>
          <table:table-cell office:value-type="string">
            <text:p>TabSheet</text:p>
          </table:table-cell>
          <table:table-cell/>
          <table:table-cell office:value-type="string">
            <text:p>Selecting a tab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crolling tab list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click events generated for scroll buttons</text:p>
          </table:table-cell>
        </table:table-row>
        <table:table-row table:style-name="ro3">
          <table:table-cell/>
          <table:table-cell office:value-type="string">
            <text:p>Accordion</text:p>
          </table:table-cell>
          <table:table-cell/>
          <table:table-cell office:value-type="string">
            <text:p>Selecting a tab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winColSelect</text:p>
          </table:table-cell>
          <table:table-cell/>
          <table:table-cell office:value-type="string">
            <text:p>Select items in left hand side lis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items in right hand side lis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items right butt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items left butt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plitPanel</text:p>
          </table:table-cell>
          <table:table-cell/>
          <table:table-cell office:value-type="string">
            <text:p>Move splitter with mouse</text:p>
          </table:table-cell>
          <table:table-cell table:style-name="ce11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/>
          <table:table-cell office:value-type="string">
            <text:p>Slider</text:p>
          </table:table-cell>
          <table:table-cell/>
          <table:table-cell office:value-type="string">
            <text:p>Move slider with mouse click</text:p>
          </table:table-cell>
          <table:table-cell table:style-name="ce11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4">
          <table:table-cell table:number-columns-repeated="3"/>
          <table:table-cell office:value-type="string">
            <text:p>Move slider with mouse drag</text:p>
          </table:table-cell>
          <table:table-cell table:style-name="ce11" office:value-type="string">
            <text:p>FAIL, click event recorded on the component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1">
          <table:table-cell table:number-columns-repeated="6"/>
          <table:table-cell office:value-type="string">
            <text:p>TODO arrows, scroll bar</text:p>
          </table:table-cell>
        </table:table-row>
        <table:table-row table:style-name="ro3">
          <table:table-cell/>
          <table:table-cell office:value-type="string">
            <text:p>OptionGroup</text:p>
          </table:table-cell>
          <table:table-cell/>
          <table:table-cell office:value-type="string">
            <text:p>Select item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selection with arrow keys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enuBar</text:p>
          </table:table-cell>
          <table:table-cell/>
          <table:table-cell office:value-type="string">
            <text:p>Open top-level menu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elect item inside a drop-down menu with mouse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Upload</text:p>
          </table:table-cell>
          <table:table-cell/>
          <table:table-cell office:value-type="string">
            <text:p>Select a file to upload</text:p>
          </table:table-cell>
          <table:table-cell table:style-name="ce5" office:value-type="string">
            <text:p>FAIL, recorded as type event, browser does not allow setting the path as text on playbac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PopupView</text:p>
          </table:table-cell>
          <table:table-cell/>
          <table:table-cell office:value-type="string">
            <text:p>Interact with components inside a popup view using the mouse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context menu (any location)</text:p>
          </table:table-cell>
          <table:table-cell table:number-columns-repeated="2"/>
          <table:table-cell table:style-name="ce5" office:value-type="string">
            <text:p>FAIL, recorded as xpath, does not work as IDs chang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office:value-type="string">
            <text:p>containers: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3">
          <table:table-cell/>
          <table:table-cell office:value-type="string">
            <text:p>iwindow</text:p>
          </table:table-cell>
          <table:table-cell/>
          <table:table-cell office:value-type="string">
            <text:p>Close-click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crolling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ragging</text:p>
          </table:table-cell>
          <table:table-cell table:style-name="ce11" office:value-type="string">
            <text:p>No event recorder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 table:number-columns-repeated="3"/>
          <table:table-cell office:value-type="string">
            <text:p>Resizing</text:p>
          </table:table-cell>
          <table:table-cell table:style-name="ce11" office:value-type="string">
            <text:p>No event recorder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office:value-type="string">
            <text:p>iabsolute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custo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or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grid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horizont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vertic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pane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Scrolling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urifragmentutility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progressindicator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orm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customcomponen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iview</text:p>
          </table:table-cell>
          <table:table-cell office:value-type="string">
            <text:p>shortcut keys?</text:p>
          </table:table-cell>
          <table:table-cell table:number-columns-repeated="2"/>
          <table:table-cell office:value-type="string">
            <text:p>Not recorded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actions</text:p>
          </table:table-cell>
          <table:table-cell table:number-columns-repeated="6"/>
        </table:table-row>
        <table:table-row table:style-name="ro1">
          <table:table-cell office:value-type="string">
            <text:p>click</text:p>
          </table:table-cell>
          <table:table-cell table:number-columns-repeated="6"/>
        </table:table-row>
        <table:table-row table:style-name="ro1">
          <table:table-cell office:value-type="string">
            <text:p>scroll</text:p>
          </table:table-cell>
          <table:table-cell table:number-columns-repeated="6"/>
        </table:table-row>
        <table:table-row table:style-name="ro1">
          <table:table-cell office:value-type="string">
            <text:p>enter text</text:p>
          </table:table-cell>
          <table:table-cell table:number-columns-repeated="6"/>
        </table:table-row>
        <table:table-row table:style-name="ro1">
          <table:table-cell office:value-type="string">
            <text:p>press key</text:p>
          </table:table-cell>
          <table:table-cell table:number-columns-repeated="6"/>
        </table:table-row>
        <table:table-row table:style-name="ro1">
          <table:table-cell office:value-type="string">
            <text:p>open context menu</text:p>
          </table:table-cell>
          <table:table-cell table:number-columns-repeated="6"/>
        </table:table-row>
        <table:table-row table:style-name="ro1" table:number-rows-repeated="654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eneral" table:style-name="ta1" table:print="false">
        <table:table-column table:style-name="co7" table:default-cell-style-name="Default"/>
        <table:table-row table:style-name="ro1">
          <table:table-cell/>
        </table:table-row>
        <table:table-row table:style-name="ro1">
          <table:table-cell office:value-type="string">
            <text:p>Selenium IDE, non-last command selected: command inserted (sometimes?) at cursor but waitForITMillToolkit at end of the command list</text:p>
          </table:table-cell>
        </table:table-row>
        <table:table-row table:style-name="ro1" table:number-rows-repeated="65533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5">05.10.2009</text:date>, <text:time>15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ur Signell</meta:initial-creator>
    <meta:creation-date>2009-04-23T13:18:38.09</meta:creation-date>
    <dc:date>2009-10-05T15:28:20.26</dc:date>
    <meta:editing-duration>PT43H28M23S</meta:editing-duration>
    <meta:editing-cycles>39</meta:editing-cycles>
    <meta:generator>OpenOffice.org/3.1$Win32 OpenOffice.org_project/310m11$Build-9399</meta:generator>
    <dc:creator>Mikael Grankvist</dc:creator>
    <meta:document-statistic meta:table-count="3" meta:cell-count="242" meta:object-count="0"/>
    <meta:user-defined meta:name="Info 1"/>
    <meta:user-defined meta:name="Info 2"/>
    <meta:user-defined meta:name="Info 3"/>
    <meta:user-defined meta:name="Info 4"/>
  </office:meta>
</office:document-meta>
</file>